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" svg:font-family="courie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98e8"/>
    </style:style>
    <style:style style:name="P2" style:family="paragraph" style:parent-style-name="Standard">
      <style:text-properties officeooo:paragraph-rsid="00116ada"/>
    </style:style>
    <style:style style:name="P3" style:family="paragraph" style:parent-style-name="Quotations" style:list-style-name="L1"/>
    <style:style style:name="P4" style:family="paragraph" style:parent-style-name="Quotations" style:list-style-name="L1">
      <style:paragraph-properties fo:margin-top="0cm" fo:margin-bottom="0cm" style:contextual-spacing="false"/>
    </style:style>
    <style:style style:name="T1" style:family="text">
      <style:text-properties style:font-name="courier"/>
    </style:style>
    <style:style style:name="T2" style:family="text">
      <style:text-properties officeooo:rsid="001098e8"/>
    </style:style>
    <style:style style:name="T3" style:family="text">
      <style:text-properties officeooo:rsid="00116ad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hat is a bundle?</text:h>
      <text:p text:style-name="Text_20_body">The OSGi spec describes the bundle as a "unit of modularization" that "is comprised of Java classes and other resources which together can provide functions to end users.". So far so good, but what <text:span text:style-name="Emphasis">exactly</text:span> is a bundle? Quoting the spec again:</text:p>
      <text:p text:style-name="Quotations">a bundle is a JAR file that:</text:p>
      <text:list xml:id="list3311365556805200732" text:style-name="L1">
        <text:list-item>
          <text:p text:style-name="P4">Contains [...] resources </text:p>
        </text:list-item>
        <text:list-item>
          <text:p text:style-name="P4">Contains a manifest file describing the contents of the JAR file and providing information about the bundle </text:p>
        </text:list-item>
        <text:list-item>
          <text:p text:style-name="P3">Can contain optional documentation in the OSGI-OPT directory of the JAR file or one of its sub-directories </text:p>
        </text:list-item>
      </text:list>
      <text:p text:style-name="Standard"/>
      <text:p text:style-name="Quotations"/>
      <text:p text:style-name="Text_20_body">In short, a bundle = jar + OSGI information (specified in the JAR manifest file – <text:span text:style-name="T1">META-INF/MANIFEST.MF</text:span>), no extra files or predefined folder layout are required. This means that all it takes to create a bundle from a jar, is to add some entries to the JAR manifest.</text:p>
      <text:p text:style-name="Standard"/>
      <text:p text:style-name="Standard"/>
      <text:h text:style-name="Heading_20_5" text:outline-level="5">Bundle-Name</text:h>
      <text:p text:style-name="Text_20_body">Defines a human-readable name, without spaces, for this bundle. Setting this header is recommend since it can provide a shorter, more meaningful information about the bundle content then <text:span text:style-name="T1">Bundle-SymbolicName</text:span>.</text:p>
      <text:h text:style-name="Heading_20_5" text:outline-level="5">Bundle-Activator</text:h>
      <text:p text:style-name="Text_20_body">The <text:a xlink:type="simple" xlink:href="http://www.osgi.org/javadoc/r4/org/osgi/framework/BundleActivator.html"><text:span text:style-name="T1">BundleActivator</text:span></text:a> is an OSGi specific interface that allows Java code to be notified when a bundle is started or stopped by the OSGi framework. The value of this header should contain a fully qualified name of the activator class which should be public and contain a public constructor without any argument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a xlink:type="simple" xlink:href="http://www.javaworld.com/javaworld/jw-03-2008/jw-03-osgi1.html?page=5"><text:span text:style-name="T2">http://www.javaworld.com/javaworld/jw-03-2008/jw-03-osgi1.html?page=5</text:span></text:a></text:p>
      <text:p text:style-name="P1"><text:span text:style-name="T2"/></text:p>
      <text:p text:style-name="P2"><text:a xlink:type="simple" xlink:href="https://github.com/bosschaert/osgi-toolchain-mvn-felix-eclipse-example/blob/master/pom.xml"><text:span text:style-name="T3">https://github.com/bosschaert/osgi-toolchain-mvn-felix-eclipse-example/blob/master/pom.xml</text:span></text:a><text:span text:style-name="T3"> </text:span></text:p>
      <text:p text:style-name="P2"><text:span text:style-name="T3"/></text:p>
      <text:p text:style-name="P2"><text:a xlink:type="simple" xlink:href="http://wiki.osgi.org/wiki/MavenFelixBundlePluginEclipseToolchain"><text:span text:style-name="T3">http://wiki.osgi.org/wiki/MavenFelixBundlePluginEclipseToolchain</text:span></text:a></text:p>
      <text:p text:style-name="P2"><text:span text:style-name="T3"/></text:p>
      <text:p text:style-name="P2"><text:span text:style-name="T3"/></text:p>
      <text:p text:style-name="P1"><text:span text:style-name="T2"/></text:p>
      <text:p text:style-name="P1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" svg:font-family="courie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Messaoud</meta:initial-creator>
    <meta:creation-date>2013-09-01T23:22:34</meta:creation-date>
    <dc:date>2013-09-02T01:28:35</dc:date>
    <dc:creator>Ali Messaoud</dc:creator>
    <meta:editing-duration>PT1H5M29S</meta:editing-duration>
    <meta:editing-cycles>1</meta:editing-cycles>
    <meta:document-statistic meta:table-count="0" meta:image-count="0" meta:object-count="0" meta:page-count="2" meta:paragraph-count="15" meta:word-count="226" meta:character-count="1564" meta:non-whitespace-character-count="1349"/>
    <meta:generator>LibreOffice/4.0.2.2$Linux_X86_64 LibreOffice_project/400m0$Build-2</meta:generator>
  </office:meta>
</office:document-meta>
</file>